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alibri1" svg:font-family="Calibri"/>
    <style:font-face style:name="Arial1" svg:font-family="Arial" style:font-family-generic="swiss"/>
    <style:font-face style:name="Courier New" svg:font-family="'Courier New'" style:font-adornments="Regular" style:font-family-generic="modern" style:font-pitch="fixed"/>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fo:font-weight="bold" style:font-weight-asian="bold"/>
    </style:style>
    <style:style style:name="P3" style:family="paragraph" style:parent-style-name="Standard">
      <style:text-properties fo:language="en" fo:country="US" style:text-underline-style="solid" style:text-underline-width="auto" style:text-underline-color="font-color" fo:font-weight="bold" officeooo:rsid="0023598f" officeooo:paragraph-rsid="0023598f" style:font-weight-asian="bold" style:font-weight-complex="bold"/>
    </style:style>
    <style:style style:name="P4" style:family="paragraph" style:parent-style-name="Standard">
      <style:text-properties fo:language="en" fo:country="US" fo:font-style="italic" style:font-style-asian="italic"/>
    </style:style>
    <style:style style:name="P5" style:family="paragraph" style:parent-style-name="Standard">
      <style:text-properties fo:language="en" fo:country="US" officeooo:paragraph-rsid="001ff901"/>
    </style:style>
    <style:style style:name="P6" style:family="paragraph" style:parent-style-name="Standard">
      <style:text-properties fo:language="en" fo:country="US" style:text-underline-style="none" fo:font-weight="normal" officeooo:rsid="0023598f" officeooo:paragraph-rsid="0023598f" style:font-weight-asian="normal" style:font-weight-complex="normal"/>
    </style:style>
    <style:style style:name="P7" style:family="paragraph" style:parent-style-name="Standard">
      <style:text-properties fo:language="en" fo:country="US" officeooo:rsid="0023f618" officeooo:paragraph-rsid="0023f618"/>
    </style:style>
    <style:style style:name="P8" style:family="paragraph" style:parent-style-name="Standard">
      <style:text-properties fo:color="#2e74b5" style:font-name="Calibri Light" fo:font-size="16pt" fo:language="en" fo:country="US" fo:font-weight="bold" style:font-size-asian="16pt" style:font-weight-asian="bold" style:font-size-complex="16pt"/>
    </style:style>
    <style:style style:name="P9" style:family="paragraph" style:parent-style-name="Standard">
      <style:text-properties fo:color="#1f4d78" style:font-name="Calibri Light" fo:font-size="12pt" fo:language="en" fo:country="US" style:font-size-asian="12pt" style:font-size-complex="12pt"/>
    </style:style>
    <style:style style:name="P10" style:family="paragraph" style:parent-style-name="Standard">
      <style:text-properties fo:language="fr" fo:country="BE" fo:font-style="italic" style:font-style-asian="italic"/>
    </style:style>
    <style:style style:name="P11" style:family="paragraph" style:parent-style-name="Standard">
      <style:text-properties officeooo:paragraph-rsid="0023f618"/>
    </style:style>
    <style:style style:name="P12" style:family="paragraph" style:parent-style-name="Standard">
      <style:text-properties style:font-name="Calibri2" officeooo:paragraph-rsid="0027569d"/>
    </style:style>
    <style:style style:name="P13" style:family="paragraph" style:parent-style-name="Standard">
      <style:paragraph-properties fo:margin-top="0in" fo:margin-bottom="0in" loext:contextual-spacing="false" fo:line-height="100%"/>
    </style:style>
    <style:style style:name="P14" style:family="paragraph" style:parent-style-name="Contents_20_1">
      <style:paragraph-properties>
        <style:tab-stops>
          <style:tab-stop style:position="6.3in" style:type="right" style:leader-style="dotted" style:leader-text="."/>
        </style:tab-stops>
      </style:paragraph-properties>
    </style:style>
    <style:style style:name="P15" style:family="paragraph" style:parent-style-name="Contents_20_2">
      <style:paragraph-properties>
        <style:tab-stops>
          <style:tab-stop style:position="6.3in" style:type="right" style:leader-style="dotted" style:leader-text="."/>
        </style:tab-stops>
      </style:paragraph-properties>
    </style:style>
    <style:style style:name="P16" style:family="paragraph" style:parent-style-name="Contents_20_3">
      <style:paragraph-properties>
        <style:tab-stops>
          <style:tab-stop style:position="6.3in" style:type="right" style:leader-style="dotted" style:leader-text="."/>
        </style:tab-stops>
      </style:paragraph-properties>
    </style:style>
    <style:style style:name="P17" style:family="paragraph" style:parent-style-name="Contents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18" style:family="paragraph" style:parent-style-name="Heading_20_3">
      <style:text-properties fo:language="en" fo:country="US"/>
    </style:style>
    <style:style style:name="P19" style:family="paragraph" style:parent-style-name="List_20_Paragraph">
      <style:text-properties fo:language="en" fo:country="US"/>
    </style:style>
    <style:style style:name="P20" style:family="paragraph" style:parent-style-name="Heading_20_1">
      <style:text-properties fo:language="en" fo:country="US"/>
    </style:style>
    <style:style style:name="P21" style:family="paragraph" style:parent-style-name="Heading_20_2">
      <style:paragraph-properties fo:break-before="page"/>
      <style:text-properties fo:language="en" fo:country="US"/>
    </style:style>
    <style:style style:name="P22" style:family="paragraph" style:parent-style-name="Heading_20_3">
      <style:paragraph-properties fo:break-before="page"/>
      <style:text-properties fo:language="en" fo:country="US"/>
    </style:style>
    <style:style style:name="P23" style:family="paragraph" style:parent-style-name="Standard">
      <style:paragraph-properties fo:break-before="page"/>
      <style:text-properties fo:language="en" fo:country="US" style:text-underline-style="solid" style:text-underline-width="auto" style:text-underline-color="font-color" fo:font-weight="bold" style:font-weight-asian="bold"/>
    </style:style>
    <style:style style:name="P24" style:family="paragraph" style:parent-style-name="Heading_20_2">
      <style:text-properties fo:language="en" fo:country="US"/>
    </style:style>
    <style:style style:name="P25" style:family="paragraph" style:parent-style-name="Heading_20_3">
      <style:text-properties fo:language="en" fo:country="US"/>
    </style:style>
    <style:style style:name="P26" style:family="paragraph" style:parent-style-name="Frame_20_contents">
      <style:paragraph-properties fo:text-align="end" style:justify-single-word="false"/>
    </style:style>
    <style:style style:name="P27" style:family="paragraph" style:parent-style-name="Title" style:master-page-name="Standard">
      <style:paragraph-properties style:page-number="auto"/>
      <style:text-properties fo:language="en" fo:country="US"/>
    </style:style>
    <style:style style:name="P28" style:family="paragraph" style:parent-style-name="Heading_20_1">
      <style:paragraph-properties fo:break-before="page"/>
      <style:text-properties fo:language="en" fo:country="US" officeooo:paragraph-rsid="00110bab"/>
    </style:style>
    <style:style style:name="P29" style:family="paragraph" style:parent-style-name="Contents_20_1">
      <style:paragraph-properties>
        <style:tab-stops>
          <style:tab-stop style:position="6.3in" style:type="right" style:leader-style="dotted" style:leader-text="."/>
        </style:tab-stops>
      </style:paragraph-properties>
    </style:style>
    <style:style style:name="P30" style:family="paragraph" style:parent-style-name="Contents_20_2">
      <style:paragraph-properties>
        <style:tab-stops>
          <style:tab-stop style:position="6.3in" style:type="right" style:leader-style="dotted" style:leader-text="."/>
        </style:tab-stops>
      </style:paragraph-properties>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List_20_Paragraph" style:list-style-name="WWNum2">
      <style:text-properties fo:language="en" fo:country="US"/>
    </style:style>
    <style:style style:name="P33" style:family="paragraph" style:parent-style-name="List_20_Paragraph" style:list-style-name="WWNum1">
      <style:text-properties fo:language="en" fo:country="US" fo:font-weight="bold" style:font-weight-asian="bold"/>
    </style:style>
    <style:style style:name="P34" style:family="paragraph" style:parent-style-name="List_20_Paragraph" style:list-style-name="WWNum1">
      <style:text-properties fo:language="en" fo:country="US"/>
    </style:style>
    <style:style style:name="P35" style:family="paragraph" style:parent-style-name="List_20_Paragraph" style:list-style-name="WWNum1">
      <style:text-properties fo:language="en" fo:country="US" officeooo:paragraph-rsid="0023598f"/>
    </style:style>
    <style:style style:name="P36" style:family="paragraph" style:parent-style-name="List_20_Paragraph" style:list-style-name="WWNum1">
      <style:text-properties fo:language="en" fo:country="US" officeooo:rsid="0023598f" officeooo:paragraph-rsid="0023598f"/>
    </style:style>
    <style:style style:name="P37" style:family="paragraph" style:parent-style-name="List_20_Paragraph" style:list-style-name="WWNum1">
      <style:text-properties fo:language="en" fo:country="US" style:text-underline-style="solid" style:text-underline-width="auto" style:text-underline-color="font-color" fo:font-weight="bold" style:font-weight-asian="bold"/>
    </style:style>
    <style:style style:name="P38" style:family="paragraph" style:parent-style-name="List_20_Paragraph" style:list-style-name="WWNum1"/>
    <style:style style:name="P39" style:family="paragraph" style:parent-style-name="List_20_Paragraph" style:list-style-name="WWNum1">
      <style:text-properties officeooo:rsid="0023598f" officeooo:paragraph-rsid="0023598f"/>
    </style:style>
    <style:style style:name="P40" style:family="paragraph">
      <loext:graphic-properties draw:fill="solid" draw:fill-color="#000000"/>
      <style:paragraph-properties fo:text-align="start"/>
      <style:text-properties fo:color="#ffffff" fo:font-size="18pt"/>
    </style:style>
    <style:style style:name="P41" style:family="paragraph">
      <loext:graphic-properties draw:fill="solid" draw:fill-color="#000000"/>
      <style:paragraph-properties fo:text-align="start"/>
    </style:style>
    <style:style style:name="P42" style:family="paragraph">
      <style:paragraph-properties fo:margin-top="0in" fo:margin-bottom="0in" fo:line-height="100%" fo:text-align="end"/>
    </style:style>
    <style:style style:name="P43" style:family="paragraph">
      <loext:graphic-properties draw:fill="none"/>
      <style:paragraph-properties fo:margin-top="0in" fo:margin-bottom="0in" fo:line-height="100%" fo:text-align="end"/>
    </style:style>
    <style:style style:name="T1" style:family="text">
      <style:text-properties fo:color="#ffffff" fo:font-size="14pt" style:font-size-asian="14pt" style:font-size-complex="14pt"/>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e0e02"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style>
    <style:style style:name="T9" style:family="text">
      <style:text-properties fo:language="en" fo:country="US" style:text-underline-style="solid" style:text-underline-width="auto" style:text-underline-color="font-color" fo:font-weight="bold" officeooo:rsid="0027569d" style:font-weight-asian="bold"/>
    </style:style>
    <style:style style:name="T10" style:family="text">
      <style:text-properties fo:language="en" fo:country="US" officeooo:rsid="001192a4"/>
    </style:style>
    <style:style style:name="T11" style:family="text">
      <style:text-properties fo:language="en" fo:country="US" officeooo:rsid="001e0e02"/>
    </style:style>
    <style:style style:name="T12" style:family="text">
      <style:text-properties fo:language="en" fo:country="US" fo:font-weight="normal" officeooo:rsid="001e0e02" style:font-weight-asian="normal" style:font-weight-complex="normal"/>
    </style:style>
    <style:style style:name="T13" style:family="text">
      <style:text-properties fo:language="en" fo:country="US" officeooo:rsid="001ff901"/>
    </style:style>
    <style:style style:name="T14" style:family="text">
      <style:text-properties fo:language="en" fo:country="US" style:text-underline-style="none" fo:font-weight="normal" officeooo:rsid="001ff901" style:font-weight-asian="normal" style:font-weight-complex="normal"/>
    </style:style>
    <style:style style:name="T15" style:family="text">
      <style:text-properties fo:language="en" fo:country="US" style:text-underline-style="none" fo:font-weight="normal" officeooo:rsid="0023598f" style:font-weight-asian="normal" style:font-weight-complex="normal"/>
    </style:style>
    <style:style style:name="T16" style:family="text">
      <style:text-properties fo:language="en" fo:country="US" style:text-underline-style="none" fo:font-weight="normal" officeooo:rsid="0023f618" style:font-weight-asian="normal" style:font-weight-complex="normal"/>
    </style:style>
    <style:style style:name="T17" style:family="text">
      <style:text-properties fo:language="en" fo:country="US" officeooo:rsid="0021affe"/>
    </style:style>
    <style:style style:name="T18" style:family="text">
      <style:text-properties fo:language="en" fo:country="US" officeooo:rsid="0023598f"/>
    </style:style>
    <style:style style:name="T19" style:family="text">
      <style:text-properties fo:language="en" fo:country="US" officeooo:rsid="0027569d"/>
    </style:style>
    <style:style style:name="T20" style:family="text">
      <style:text-properties fo:language="en" fo:country="US" officeooo:rsid="002798e9"/>
    </style:style>
    <style:style style:name="T21" style:family="text">
      <style:text-properties fo:language="en" fo:country="US" officeooo:rsid="00280e19"/>
    </style:style>
    <style:style style:name="T22" style:family="text">
      <style:text-properties fo:language="en" fo:country="US" officeooo:rsid="0029829a"/>
    </style:style>
    <style:style style:name="T23" style:family="text">
      <style:text-properties style:font-name="Wingdings" fo:language="en" fo:country="US" style:font-name-asian="Wingdings2" style:font-name-complex="Wingdings2"/>
    </style:style>
    <style:style style:name="T24" style:family="text">
      <style:text-properties style:text-position="super 58%" fo:language="en" fo:country="US"/>
    </style:style>
    <style:style style:name="T25" style:family="text">
      <style:text-properties style:text-position="super 58%" fo:language="en" fo:country="US" officeooo:rsid="0027569d"/>
    </style:style>
    <style:style style:name="T26" style:family="text">
      <style:text-properties fo:font-weight="bold" style:font-weight-asian="bold" style:font-weight-complex="bold"/>
    </style:style>
    <style:style style:name="T27" style:family="text">
      <style:text-properties fo:color="#c9211e" fo:language="en" fo:country="US"/>
    </style:style>
    <style:style style:name="T28" style:family="text">
      <style:text-properties fo:color="#c9211e" fo:language="en" fo:country="US" officeooo:rsid="001192a4"/>
    </style:style>
    <style:style style:name="T29" style:family="text">
      <style:text-properties officeooo:rsid="001ff901"/>
    </style:style>
    <style:style style:name="T30" style:family="text">
      <style:text-properties officeooo:rsid="0021affe"/>
    </style:style>
    <style:style style:name="T31" style:family="text">
      <style:text-properties officeooo:rsid="0023598f"/>
    </style:style>
    <style:style style:name="T32" style:family="text">
      <style:text-properties officeooo:rsid="0023f618"/>
    </style:style>
    <style:style style:name="T33" style:family="text">
      <style:text-properties officeooo:rsid="002fd51c"/>
    </style:style>
    <style:style style:name="T34" style:family="text">
      <style:text-properties fo:font-variant="normal" fo:text-transform="none" fo:color="#7f7f7f"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style:style style:name="gr2"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gr3"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gr4"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gr5"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ZT Studio</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29"><text:a xlink:type="simple" xlink:href="#__RefHeading___Toc2303_4115315119" text:style-name="Index_20_Link" text:visited-style-name="Index_20_Link">Quick how-to’s<text:tab/>2</text:a></text:p>
          <text:p text:style-name="P30"><text:a xlink:type="simple" xlink:href="#__RefHeading___Toc2305_4115315119" text:style-name="Index_20_Link" text:visited-style-name="Index_20_Link">Basic functionality<text:tab/>2</text:a></text:p>
          <text:p text:style-name="P30"><text:a xlink:type="simple" xlink:href="#__RefHeading___Toc2313_4115315119" text:style-name="Index_20_Link" text:visited-style-name="Index_20_Link">Creating objects of which you can change the color in-game<text:tab/>2</text:a></text:p>
          <text:p text:style-name="P31"><text:a xlink:type="simple" xlink:href="#__RefHeading___Toc2315_4115315119" text:style-name="Index_20_Link" text:visited-style-name="Index_20_Link">Considerations<text:tab/>2</text:a></text:p>
          <text:p text:style-name="P31"><text:a xlink:type="simple" xlink:href="#__RefHeading___Toc2317_4115315119" text:style-name="Index_20_Link" text:visited-style-name="Index_20_Link">Graphics<text:tab/>4</text:a></text:p>
          <text:p text:style-name="P31"><text:a xlink:type="simple" xlink:href="#__RefHeading___Toc2319_4115315119" text:style-name="Index_20_Link" text:visited-style-name="Index_20_Link">Configuration<text:tab/>5</text:a></text:p>
          <text:p text:style-name="P30"><text:a xlink:type="simple" xlink:href="#__RefHeading___Toc2331_4115315119" text:style-name="Index_20_Link" text:visited-style-name="Index_20_Link">Explanation of the ZT1 .ani file format<text:tab/>6</text:a></text:p>
        </text:index-body>
      </text:table-of-content>
      <text:p text:style-name="P1"/>
      <text:h text:style-name="P20" text:outline-level="1"/>
      <text:h text:style-name="P24" text:outline-level="2"/>
      <text:p text:style-name="P1"/>
      <text:p text:style-name="P8"/>
      <text:h text:style-name="P28" text:outline-level="1"><text:bookmark-start text:name="_Toc419462490"/><text:bookmark-start text:name="_Toc419462491"/><text:bookmark-start text:name="__RefHeading___Toc2303_4115315119"/><text:bookmark-end text:name="_Toc419462490"/>Quick how-to’s<text:bookmark-end text:name="_Toc419462491"/><text:bookmark-end text:name="__RefHeading___Toc2303_4115315119"/></text:h>
      <text:p text:style-name="P1"/>
      <text:h text:style-name="P24" text:outline-level="2"><text:bookmark-start text:name="_Toc419462492"/><text:bookmark-start text:name="__RefHeading___Toc2305_4115315119"/>Basic functionality<text:bookmark-end text:name="_Toc419462492"/><text:bookmark-end text:name="__RefHeading___Toc2305_4115315119"/></text:h>
      <text:p text:style-name="P1">To be described. Will be done at a later stage, since you can figure out most of this quite easily. <text:line-break/>This will simply document what buttons do: save/open files etc. </text:p>
      <text:p text:style-name="P1">It will also show slightly more advanced stuff, like seeing how the Orang Utan swings on the ropes.</text:p>
      <text:h text:style-name="P24" text:outline-level="2"/>
      <text:h text:style-name="P24" text:outline-level="2"><text:bookmark-start text:name="_Toc419462496"/><text:bookmark-start text:name="__RefHeading___Toc2313_4115315119"/>Creating objects of which you can change the color in-game<text:bookmark-end text:name="_Toc419462496"/><text:bookmark-end text:name="__RefHeading___Toc2313_4115315119"/></text:h>
      <text:p text:style-name="Standard"><text:span text:style-name="T11">Below you’ll find some steps on</text:span><text:span text:style-name="T2"> how to create an object of which the user can select the color.</text:span></text:p>
      <text:p text:style-name="Standard"><text:span text:style-name="T2">Keep in mind that for some steps, you will need proper software for image manipulation. </text:span><text:span text:style-name="T11">For this example,</text:span><text:span text:style-name="T5"> GIMP</text:span><text:span text:style-name="T12"> was used.</text:span></text:p>
      <text:p text:style-name="P1">The concept is not that difficult, but I do recommend that you’ve got a good understanding of ZT1 buildings.</text:p>
      <text:p text:style-name="Standard"><text:span text:style-name="T7">Example</text:span><text:span text:style-name="T2">: Jeff’s Umbrella table.</text:span></text:p>
      <text:h text:style-name="P18" text:outline-level="3"><text:bookmark-start text:name="_Toc419462497"/><text:bookmark-start text:name="__RefHeading___Toc2315_4115315119"/>Considerations<text:bookmark-end text:name="_Toc419462497"/><text:bookmark-end text:name="__RefHeading___Toc2315_4115315119"/></text:h>
      <text:p text:style-name="P1">Before I share the basic instructions, there’s a few things to take into account.<text:line-break/>If you are creating an item where the user will be able to alter the colors in game, there are a few restrictions to keep in mind.</text:p>
      <text:list xml:id="list609478299" text:style-name="WWNum2">
        <text:list-item>
          <text:p text:style-name="P32">ZT1 has a maximum of 255 (+1 transparent) colors per graphic.</text:p>
        </text:list-item>
        <text:list-item>
          <text:p text:style-name="P32">There’s a maximum of 2 sets of colors which can be replaced.<text:line-break/>A typical graphic of this kind will offer you this:</text:p>
          <text:list>
            <text:list-item>
              <text:p text:style-name="P32">The first color range / palette consists of 16 colors</text:p>
            </text:list-item>
            <text:list-item>
              <text:p text:style-name="P32">The second color range / palette consists of 8 colors</text:p>
            </text:list-item>
            <text:list-item>
              <text:p text:style-name="P32">If you have 2 palettes, your range of colors which can’t be changed, is limited to (256 – 16 – 8 =) 231 colors (+ 1 transparent color).</text:p>
            </text:list-item>
          </text:list>
        </text:list-item>
      </text:list>
      <text:p text:style-name="P1">It is recommended to use two colors which are very easy to spot. For example: very fluorescent yellow and pink. These colors will help you to create a color palette in a very specific way. In the game, you’ll never see those two colors anyway – they will be replaced by default colors.</text:p>
      <text:p text:style-name="P1">You can also choose to only use one color palette. I’m not 100% sure if you can choose whether you use only the large or only the small version. You might also be able to use 2 color palettes of 16 colors.</text:p>
      <text:p text:style-name="P1">And last but not least, very important: all your 4 views will have to share one .pal file.</text:p>
      <text:p text:style-name="P1">To sum up:</text:p>
      <text:list xml:id="list170561516668892" text:continue-numbering="true" text:style-name="WWNum2">
        <text:list-item>
          <text:p text:style-name="P32">A graphic can contain maximum 2 color ranges of which the color can be replaced.</text:p>
        </text:list-item>
        <text:list-item>
          <text:p text:style-name="P32">A custom color palette consists of either 8 or 16 colors. This is the number of colors you will need to define in a color range in your graphic’s color palette. However, you are not required to use all of them.</text:p>
        </text:list-item>
        <text:list-item>
          <text:p text:style-name="P32">All your views need to use the same .pal file</text:p>
        </text:list-item>
      </text:list>
      <text:h text:style-name="P18" text:outline-level="3"><text:bookmark-start text:name="__RefHeading___Toc2317_4115315119"/><text:soft-page-break/><text:span text:style-name="T33">G</text:span><text:bookmark-start text:name="_Toc419462498"/>raphics<text:bookmark-end text:name="__RefHeading___Toc2317_4115315119"/><text:bookmark-end text:name="_Toc419462498"/></text:h>
      <text:p text:style-name="P1">So, what does this lead us to?</text:p>
      <text:list xml:id="list170561114806467" text:continue-numbering="true" text:style-name="WWNum2">
        <text:list-item>
          <text:p text:style-name="P32">Create the images you’d like to import – in your favorite software. <text:line-break/><text:line-break/>For this example, we’ve combined the picnic table with an umbrella we’ve extracted from a Gift Cart. In this example, we will work with two colors the user will be able to determine in the game. <text:line-break/><text:line-break/>Since this was a graphic to experiment, it was nice to have a part of a graphic of which users can already pick the colors in game. The key point here is to use 2 colors which aren’t used in any other parts of the graphic (e.g. our umbrella is green and yellow; while the bench is mostly brown. <text:s/>If you design from scratch, pick e.g. pink and bright yellow. You’ll never see these colors in game.).</text:p>
        </text:list-item>
      </text:list>
      <text:p text:style-name="P19"/>
      <text:list xml:id="list170561675823867" text:continue-numbering="true" text:style-name="WWNum2">
        <text:list-item>
          <text:p text:style-name="P32">Use ZT Studio to create a new view of your object, based on the .PNG image you created in the previous step.</text:p>
        </text:list-item>
      </text:list>
      <text:p text:style-name="P19"/>
      <text:list xml:id="list170559841029128" text:continue-numbering="true" text:style-name="WWNum2">
        <text:list-item>
          <text:p text:style-name="P32"><text:s/>ZT Studio should have generated a color palette for you. <text:line-break/>Now, make sure you group each of the two colors at the bottom of this newly generated color palette. In ZT Studio’s main window, you can right click on any color in the color palette displayed at the right. This will show you a small menu, which will allow you to move the color you just right clicked on, all the way to the bottom. </text:p>
        </text:list-item>
      </text:list>
      <text:p text:style-name="P19"/>
      <text:list xml:id="list170559963454024" text:continue-numbering="true" text:style-name="WWNum2">
        <text:list-item>
          <text:p text:style-name="P32">Save this graphic once again. This step is necessary to save your adjusted color palette and to have ZT Studio write out the graphic correctly, since the order of your colors has changed.</text:p>
        </text:list-item>
      </text:list>
      <text:p text:style-name="P19"/>
      <text:list xml:id="list170560842237449" text:continue-numbering="true" text:style-name="WWNum2">
        <text:list-item>
          <text:p text:style-name="P32">Bonus tip: Specifically for this example: we have 4 views. We only designed one though, and there’s a flipped version. This means: they all use the same colors. So using ZT Studio, we imported the second graphic as well. ZT Studio again generated a color palette. <text:s/>But then we opened the color palette of our first view. From there, we used a feature to replace all colors in the automatically generated color palette. We saved this graphic. We did the same for the two other views. With some clever HEX-editing (or in future versions: using ZT Studio), you can then simply have all graphic files point to the same color palette and remove the 3 other color palette files.</text:p>
        </text:list-item>
      </text:list>
      <text:p text:style-name="P19"/>
      <text:p text:style-name="P9"/>
      <text:h text:style-name="P22" text:outline-level="3"><text:bookmark-start text:name="_Toc419462499"/><text:bookmark-start text:name="__RefHeading___Toc2319_4115315119"/>Configuration<text:bookmark-end text:name="_Toc419462499"/><text:bookmark-end text:name="__RefHeading___Toc2319_4115315119"/></text:h>
      <text:p text:style-name="P1">I’ll restrict this to the minimum. Your object will need to be configured as a building.</text:p>
      <text:p text:style-name="P4">[Characteristics/Integers]<text:line-break/>cIsColorReplaced = 1</text:p>
      <text:p text:style-name="P1">Add the bottom, add:</text:p>
      <text:p text:style-name="Standard"><text:span text:style-name="T2">[colorrep]<text:line-break/></text:span><text:span text:style-name="T6">; cr_color is listed below<text:line-break/>color = cr_color<text:line-break/>; cr_part1 is listed in building.ai<text:line-break/>replace = cr_part1<text:line-break/>title = 2300<text:line-break/>defaultpal = scenery/building/pals/brwn16.pal</text:span></text:p>
      <text:p text:style-name="P4">; cr_part2 is listed in building.ai<text:line-break/>replace = cr_part2<text:line-break/>title = 2301<text:line-break/>defaultpal = scenery/building/pals/gold8.pal</text:p>
      <text:p text:style-name="P4">[cr_color]<text:line-break/>ncolors = 210<text:line-break/>fullpal = objects/umbtable/idle/SE.pal<text:line-break/>colorpal = objects/umbtable/idle/SE.pal</text:p>
      <text:p text:style-name="Standard"><text:span text:style-name="T2">So basically, in the </text:span><text:span text:style-name="T6">[colorrep]</text:span><text:span text:style-name="T2"> part you will see a reference to the</text:span><text:span text:style-name="T6"> [cr_color]-</text:span><text:span text:style-name="T2">block. That’s where we simply refer to our color palette. In the original ZT1 files, there is a slight difference. <text:line-break/></text:span><text:span text:style-name="T6">Fullpal</text:span><text:span text:style-name="T2"> will refer to a .pal file containing all colors. <text:line-break/></text:span><text:span text:style-name="T6">Colorpal</text:span><text:span text:style-name="T2"> will only contain the colors which you can’t replace in the game.<text:line-break/></text:span><text:span text:style-name="T6">ncolors</text:span><text:span text:style-name="T2"> is the total number of colors which you can’t replace in the game. Yes, this means we do not even use 255 (+1 transparent) colors in this graphic, otherwise </text:span><text:span text:style-name="T6">ncolors</text:span><text:span text:style-name="T2"> would have been 232.</text:span></text:p>
      <text:p text:style-name="P1">As for the other configuration: you can specify the default in game colors, for example: we want the large custom color range to be brown, and the smaller one to be gold. “Title” refers to a string ID.</text:p>
      <text:p text:style-name="P1">For more examples, refer to the graphics and configuration of original buildings.<text:bookmark-start text:name="_Toc419462500"/><text:bookmark-end text:name="_Toc419462500"/></text:p>
      <text:h text:style-name="P21" text:outline-level="2"><text:bookmark-start text:name="__RefHeading___Toc2331_4115315119"/>Explanation of the ZT1 .ani file format<text:bookmark-end text:name="__RefHeading___Toc2331_4115315119"/></text:h>
      <text:p text:style-name="Standard"><text:span text:style-name="T2">.</text:span><text:span text:style-name="T4">Ani</text:span><text:span text:style-name="T2"> most likely stands for animation. It is a file which you can open with any text editor. <text:line-break/>You will notice an </text:span><text:span text:style-name="T6">[Animation]</text:span><text:span text:style-name="T2">-header, </text:span><text:span text:style-name="T6">dir</text:span><text:span text:style-name="T2">-lines (dir0, dir1, dir2, … dirN) which represent the path structure to this file, starting from the root directory, </text:span><text:span text:style-name="T6">animation-</text:span><text:span text:style-name="T2">lines for each view in a graphic,X and Y offsets (x0, y0) and coordinates for the bottom right pixel ( x1 = x0 + image width; y1 = y0 + image width). Basically you are defining the canvas.</text:span></text:p>
      <text:p text:style-name="P1">For icons, plaques, sold items… it’s quite simple. There’s only one ‘view’, “N”.<text:line-break/>So the coordinates only refer to that one view. The game seems to take them into account.</text:p>
      <text:p text:style-name="P1">For objects and moving creatures (animals, guests, staff), it’s more complicated. It’s not exactly clear which view (or perhaps the combination of them all) define the canvas. The game might completely ignore the .ani-files.</text:p>
      <text:p text:style-name="P10">[animation]<text:line-break/>dir0 = objects<text:line-break/>dir1 = restrant<text:line-break/>dir2 = used<text:line-break/>animation = NE<text:line-break/>animation = SE<text:line-break/>animation = SW<text:line-break/>animation = NW<text:line-break/>x0 = -138<text:line-break/>y0 = -176<text:line-break/>x1 = 138<text:line-break/>y1 = 72</text:p>
      <text:p text:style-name="Standard"><text:span text:style-name="T2">As for possible </text:span><text:span text:style-name="T6">animation-</text:span><text:span text:style-name="T2">lines, </text:span><text:span text:style-name="T20">h</text:span><text:span text:style-name="T21">ere are some c</text:span><text:span text:style-name="T20">ommon </text:span><text:span text:style-name="T2">types:</text:span></text:p>
      <text:list xml:id="list1437917310" text:style-name="WWNum1">
        <text:list-item>
          <text:p text:style-name="P38"><text:span text:style-name="T3">1</text:span><text:span text:style-name="T2"> ZT1 Graphic: </text:span><text:span text:style-name="T3">‘N’ , </text:span><text:span text:style-name="T2"><text:line-break/>e.g. list icon, plaque, sold item, purchase menu icon, small/medium research icons …<text:line-break/></text:span></text:p>
        </text:list-item>
        <text:list-item>
          <text:p text:style-name="P38"><text:span text:style-name="T3">4</text:span><text:span text:style-name="T2"> ZT1 Graphics: </text:span><text:span text:style-name="T3">‘NE’, ‘SE’, SW’, ‘NW’</text:span><text:span text:style-name="T2">.<text:line-break/>e.g. objects<text:line-break/></text:span></text:p>
        </text:list-item>
        <text:list-item>
          <text:p text:style-name="P38"><text:span text:style-name="T3">5</text:span><text:span text:style-name="T2"> ZT1 Graphics: </text:span><text:span text:style-name="T3">‘N’, ‘NE’, ‘E’, ‘SE’, ‘S’.<text:line-break/></text:span><text:span text:style-name="T2">e.g. animals, guests, staff<text:line-break/></text:span></text:p>
        </text:list-item>
        <text:list-item>
          <text:p text:style-name="P38"><text:span text:style-name="T3">20</text:span><text:span text:style-name="T2"> ZT1 Graphics: </text:span><text:span text:style-name="T3">‘1’, ‘2’, ‘3’, ... , ‘20’</text:span><text:span text:style-name="T2"><text:line-break/>e.g. paths</text:span></text:p>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alibri1" svg:font-family="Calibri"/>
    <style:font-face style:name="Arial1" svg:font-family="Arial" style:font-family-generic="swiss"/>
    <style:font-face style:name="Courier New" svg:font-family="'Courier New'" style:font-adornments="Regular" style:font-family-generic="modern" style:font-pitch="fixed"/>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BE" style:letter-kerning="false" style:font-name-asian="Calibri4"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BE" style:letter-kerning="false" style:font-name-asian="Calibri4"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20pt" style:text-underline-style="solid" style:text-underline-width="auto" style:text-underline-color="font-color" fo:font-weight="bold" style:font-name-asian="Calibri4"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4pt" fo:font-weight="bold" style:font-name-asian="Calibri4"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4"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Calibri4" style:font-family-asian="Calibri"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4"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text-properties fo:font-size="16pt" fo:language="en" fo:country="US" style:text-underline-style="none"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4"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20pt" style:text-underline-style="solid" style:text-underline-width="auto" style:text-underline-color="font-color" fo:font-weight="bold" style:font-name-asian="Calibri4"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70ad47" style:font-name="Calibri Light" fo:font-family="'Calibri Light'" style:font-family-generic="roman" style:font-pitch="variable" fo:font-size="14pt" fo:font-weight="bold" style:font-name-asian="Calibri4"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4"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fo:font-weight="bold"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weight="bold"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language="en" fo:country="U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0000"/>
      <style:paragraph-properties fo:text-align="start"/>
    </style:style>
    <style:style style:name="MP2" style:family="paragraph">
      <style:paragraph-properties fo:margin-top="0in" fo:margin-bottom="0in" fo:line-height="100%" fo:text-align="end"/>
    </style:style>
    <style:style style:name="MP3" style:family="paragraph">
      <loext:graphic-properties draw:fill="none"/>
      <style:paragraph-properties fo:margin-top="0in" fo:margin-bottom="0in" fo:line-height="100%" fo:text-align="end"/>
    </style:style>
    <style:style style:name="MP4" style:family="paragraph" style:parent-style-name="Frame_20_contents">
      <style:paragraph-properties fo:text-align="end" style:justify-single-word="false"/>
    </style:style>
    <style:style style:name="MP5" style:family="paragraph">
      <loext:graphic-properties draw:fill="solid" draw:fill-color="#000000"/>
      <style:paragraph-properties fo:text-align="start"/>
      <style:text-properties fo:color="#ffffff" fo:font-size="18pt"/>
    </style:style>
    <style:style style:name="MT1" style:family="text">
      <style:text-properties fo:font-variant="normal" fo:text-transform="none" fo:color="#7f7f7f"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color="#ffffff" fo:font-size="14pt" style:font-size-asian="14pt" style:font-size-complex="14pt"/>
    </style:style>
    <style:style style:name="Mgr1"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Mgr2"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Mgr3"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Mgr4"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draw:g text:anchor-type="paragraph" style:rel-width="100%" draw:z-index="4" draw:name="Group 37" draw:style-name="Mgr1"><draw:custom-shape draw:name="Rectangle 38" draw:style-name="Mgr2" draw:text-style-name="MP1" svg:width="6.4795in" svg:height="0.0197in" svg:x="-0.1799in" svg:y="10.90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3" draw:text-style-name="MP3" svg:width="6.4795in" svg:height="0.278in" svg:x="-0.2008in" svg:y="10.9776in"><text:p text:style-name="MP2"><text:span text:style-name="MT1">[Date]</text:span></text:p><text:p text:style-name="MP2"><text:span text:style-name="MT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9" draw:name="Rectangle 40" draw:style-name="Mgr4" draw:text-style-name="MP5" svg:width="0.5004in" svg:height="0.3504in" svg:x="0in" svg:y="10.9055in"><text:p text:style-name="MP4"><text:span text:style-name="MT3"><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effrey</meta:initial-creator>
    <meta:editing-cycles>106</meta:editing-cycles>
    <meta:creation-date>2015-02-01T14:05:00</meta:creation-date>
    <dc:date>2019-09-08T17:05:59.140000000</dc:date>
    <meta:editing-duration>P2DT8H29M27S</meta:editing-duration>
    <meta:generator>LibreOffice/6.3.0.4$Windows_X86_64 LibreOffice_project/057fc023c990d676a43019934386b85b21a9ee99</meta:generator>
    <meta:document-statistic meta:table-count="0" meta:image-count="0" meta:object-count="0" meta:page-count="5" meta:paragraph-count="60" meta:word-count="1319" meta:character-count="7283" meta:non-whitespace-character-count="60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